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Consola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Consola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6.80000019073486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bold" style:font-name-complex="F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127622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fo:color="#127622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bold" style:font-name-complex="F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127622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normal" style:font-name-complex="Consola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127622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bold" style:font-name-complex="Consolas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normal" style:font-name-complex="Consola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letter-kerning="false" fo:language="en" fo:country="US" style:language-asian="en" style:country-asian="US" style:language-complex="ar" style:country-complex="SA" style:font-name-asian="Aptos" style:font-name-complex="F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álint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Érzék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erzekek/ultralatas.md" xlink:type="simple">Ultralátás</text:a><text:span text:style-name="T1"> .</text:span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Általános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f</text:p>
          </table:table-cell>
          <table:table-cell/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f</text:p>
          </table:table-cell>
          <table:table-cell/>
          <table:table-cell office:value-type="string" calcext:value-type="string">
            <text:p>2f</text:p>
          </table:table-cell>
          <table:table-cell/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1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altalanos/zartoro.md" xlink:type="simple">Zártörő</text:a><text:span text:style-name="T1"> .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Tudományos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6"/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altalanos/tortenelemismeret.md" xlink:type="simple">Történelemismeret</text:a><text:span text:style-name="T1"> .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Befolyástól védő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altalanos/tiszta_fej.md" xlink:type="simple">Tiszta fej</text:a><text:span text:style-name="T1"> .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Szabad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anc.md" xlink:type="simple">Tánc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f</text:p>
          </table:table-cell>
          <table:table-cell/>
          <table:table-cell table:style-name="ce6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Általános harci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  <table:table-cell table:style-name="ce5" office:value-type="string" calcext:value-type="string">
            <text:p>4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f</text:p>
          </table:table-cell>
          <table:table-cell table:style-name="ce6"/>
          <table:table-cell table:style-name="ce5" office:value-type="string" calcext:value-type="string">
            <text:p>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Slan harci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⭕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Lovas harci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3">
          <table:table-cell/>
          <table:table-cell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Távolsági harci fortélyok</text:p>
          </table:table-cell>
          <table:table-cell table:style-name="ce4" office:value-type="string" calcext:value-type="string">
            <text:p>Maxfok</text:p>
          </table:table-cell>
          <table:table-cell table:style-name="ce7" office:value-type="string" calcext:value-type="string">
            <text:p>Táp 1</text:p>
          </table:table-cell>
          <table:table-cell table:style-name="ce7" office:value-type="string" calcext:value-type="string">
            <text:p>Táp 2</text:p>
          </table:table-cell>
          <table:table-cell table:style-name="ce7" office:value-type="string" calcext:value-type="string">
            <text:p>Táp 3</text:p>
          </table:table-cell>
          <table:table-cell table:style-name="ce7" office:value-type="string" calcext:value-type="string">
            <text:p>Táp 4</text:p>
          </table:table-cell>
          <table:table-cell table:style-name="ce7" office:value-type="string" calcext:value-type="string">
            <text:p>Táp 5</text:p>
          </table:table-cell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5" office:value-type="string" calcext:value-type="string">
            <text:p>1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/>
        </table:table-row>
      </table:table>
      <table:table table:name="Márk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14"/>
        <table:table-column table:style-name="co1" table:number-columns-repeated="16381" table:default-cell-style-name="ce9"/>
        <table:table-row table:style-name="ro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Érzék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4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udomány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17"/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ortenelemismeret.md" xlink:type="simple">Történelemismer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Befolyástól védő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zabad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0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0" table:number-columns-repeated="3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lan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⭕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Lova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ávolsági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reevo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14"/>
        <table:table-column table:style-name="co1" table:number-columns-repeated="16381" table:default-cell-style-name="ce9"/>
        <table:table-row table:style-name="ro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Érzék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4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udomány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17"/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ortenelemismeret.md" xlink:type="simple">Történelemismer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Befolyástól védő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zabad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0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0" table:number-columns-repeated="3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lan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⭕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Lova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ávolsági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ki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14"/>
        <table:table-column table:style-name="co1" table:number-columns-repeated="16381" table:default-cell-style-name="ce9"/>
        <table:table-row table:style-name="ro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Érzék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4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udomány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17"/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ortenelemismeret.md" xlink:type="simple">Történelemismer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Befolyástól védő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zabad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0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0" table:number-columns-repeated="3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lan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⭕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Lova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ávolsági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ttila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14"/>
        <table:table-column table:style-name="co1" table:number-columns-repeated="16381" table:default-cell-style-name="ce9"/>
        <table:table-row table:style-name="ro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Érzék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4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udomány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17"/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ortenelemismeret.md" xlink:type="simple">Történelemismer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Befolyástól védő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zabad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0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0" table:number-columns-repeated="3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lan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⭕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Lova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ávolsági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ávid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14"/>
        <table:table-column table:style-name="co1" table:number-columns-repeated="16381" table:default-cell-style-name="ce9"/>
        <table:table-row table:style-name="ro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Érzék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Csomó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19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misitas.md" xlink:type="simple">Hamis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csomozas.md" xlink:type="simple">Kötelékből szabadu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4"/>
          <table:table-cell table:style-name="ce20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udományos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osi_kulturkor.md" xlink:type="simple">Ősi kultúrkör</text:a></text:p>
          </table:table-cell>
          <table:table-cell table:style-name="ce17"/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ortenelemismeret.md" xlink:type="simple">Történelemismere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Befolyástól védő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zabad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kihallgatas.md" xlink:type="simple">Kihallga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kulonleges_faj_boncolasa.md" xlink:type="simple">Különleges faj boncolása</text:a><text:span text:style-name="T1"> 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lenylovas.md" xlink:type="simple">Lénylova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anc_belso_stilus.md" xlink:type="simple">Tánc: speciális/belső stílus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<text:a xlink:href="https://github.com/kaktusztea/km100/blob/master/md/fortelyok.szabad/titkos_szervezeti_kultura.md" xlink:type="simple">Titkos szervezeti kultúra</text:a><text:span text:style-name="T1"> 🔁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" table:number-columns-repeated="4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Általáno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3"/>
          <table:table-cell table:style-name="ce20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0"/>
          <table:table-cell table:style-name="ce19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0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0" table:number-columns-repeated="3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Slan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elo_fegyver.md" xlink:type="simple">Élő fegyver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⭕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Lovas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number-columns-repeated="2"/>
          <table:table-cell table:style-name="ce20" table:number-columns-repeated="3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/>
          <table:table-cell table:style-name="ce11" office:value-type="string" calcext:value-type="string">
            <text:p>Távolsági harci fortélyok</text:p>
          </table:table-cell>
          <table:table-cell table:style-name="ce15" office:value-type="string" calcext:value-type="string">
            <text:p>Maxfok</text:p>
          </table:table-cell>
          <table:table-cell table:style-name="ce18" office:value-type="string" calcext:value-type="string">
            <text:p>Táp 1</text:p>
          </table:table-cell>
          <table:table-cell table:style-name="ce18" office:value-type="string" calcext:value-type="string">
            <text:p>Táp 2</text:p>
          </table:table-cell>
          <table:table-cell table:style-name="ce18" office:value-type="string" calcext:value-type="string">
            <text:p>Táp 3</text:p>
          </table:table-cell>
          <table:table-cell table:style-name="ce18" office:value-type="string" calcext:value-type="string">
            <text:p>Táp 4</text:p>
          </table:table-cell>
          <table:table-cell table:style-name="ce18" office:value-type="string" calcext:value-type="string">
            <text:p>Táp 5</text:p>
          </table:table-cell>
          <table:table-cell table:style-name="ce10"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mozgo_cel_mestere.md" xlink:type="simple">Mozgó cél mestere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3"/>
          <table:table-cell table:style-name="ce20"/>
          <table:table-cell table:style-name="ce19"/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number-columns-repeated="2"/>
          <table:table-cell table:style-name="ce20"/>
          <table:table-cell table:style-name="ce19" table:number-columns-repeated="2"/>
          <table:table-cell table:number-columns-repeated="16376"/>
        </table:table-row>
        <table:table-row table:style-name="ro2" table:number-rows-repeated="10484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0:32:02.119560959</meta:creation-date>
    <dc:date>2025-01-25T20:40:03.382948532</dc:date>
    <meta:editing-duration>PT8M1S</meta:editing-duration>
    <meta:editing-cycles>1</meta:editing-cycles>
    <meta:document-statistic meta:table-count="6" meta:cell-count="2053" meta:object-count="0"/>
    <meta:generator>LibreOffice/24.8.4.2$MacOSX_AARCH64 LibreOffice_project/bb3cfa12c7b1bf994ecc5649a80400d06cd71002</meta:generator>
  </office:meta>
</office:document-meta>
</file>